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solid" draw:fill-color="#000000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polygon draw:style-name="gr1" draw:text-style-name="P1" draw:layer="layout" svg:width="6.523cm" svg:height="9.027cm" svg:x="2.961cm" svg:y="10.42cm" svg:viewBox="0 0 6524 9028" draw:points="0,0 6524,0 6524,9028 0,9028">
              <text:p/>
            </draw:polygon>
            <draw:polygon draw:style-name="gr2" draw:text-style-name="P1" draw:layer="layout" svg:width="3.546cm" svg:height="3.683cm" svg:x="4.822cm" svg:y="15.517cm" svg:viewBox="0 0 3547 3684" draw:points="0,0 1567,3684 3547,3684 3285,3189 1966,3189">
              <text:p/>
            </draw:polygon>
            <draw:polygon draw:style-name="gr3" draw:text-style-name="P1" draw:layer="layout" svg:width="4.604cm" svg:height="3.188cm" svg:x="4.822cm" svg:y="15.517cm" svg:viewBox="0 0 4605 3189" draw:points="0,0 2444,0 4605,3189 1918,3189">
              <text:p/>
            </draw:polygon>
            <draw:polygon draw:style-name="gr3" draw:text-style-name="P1" draw:layer="layout" svg:width="2.696cm" svg:height="1.429cm" svg:x="6.74cm" svg:y="17.281cm" svg:viewBox="0 0 2697 1430" draw:points="0,1430 2062,0 2697,1430">
              <text:p/>
            </draw:polygon>
            <draw:polygon draw:style-name="gr4" draw:text-style-name="P1" draw:layer="layout" svg:width="5.662cm" svg:height="8.576cm" svg:x="3.187cm" svg:y="10.624cm" svg:viewBox="0 0 5663 8577" draw:points="0,8577 0,0 4508,0 5663,1155 5663,4893 1635,4893 1635,8577">
              <text:p/>
            </draw:polygon>
            <draw:polygon draw:style-name="gr5" draw:text-style-name="P1" draw:layer="layout" svg:width="2.336cm" svg:height="1.621cm" svg:x="4.85cm" svg:y="12.273cm" svg:viewBox="0 0 2337 1622" draw:points="0,1622 0,0 2062,0 2337,275 2337,1622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3-04-05T14:30:43.67</meta:creation-date>
    <dc:date>2013-04-05T17:00:01.96</dc:date>
    <dc:creator>Anool Mahidharia</dc:creator>
    <meta:editing-duration>PT2M42S</meta:editing-duration>
    <meta:editing-cycles>1</meta:editing-cycles>
    <meta:document-statistic meta:object-count="8"/>
    <meta:generator>OpenOffice.org/3.3$Win32 OpenOffice.org_project/330m20$Build-9567</meta:generator>
  </office:meta>
</office:document-meta>
</file>